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office:value-type="string" calcext:value-type="string">
            <text:p>1645339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2-23T08:34:25.980744185</dc:date>
    <meta:editing-duration>PT5H40M4S</meta:editing-duration>
    <meta:editing-cycles>14</meta:editing-cycles>
    <meta:document-statistic meta:table-count="1" meta:cell-count="117" meta:object-count="0"/>
  </office:meta>
</office:document-meta>
</file>